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3728in"/>
    </style:style>
    <style:style style:name="co2" style:family="table-column">
      <style:table-column-properties fo:break-before="auto" style:column-width="1.300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reated By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Educational</text:p>
          </table:table-cell>
          <table:table-cell office:value-type="string" calcext:value-type="string">
            <text:p>Competition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Platform</text:p>
          </table:table-cell>
        </table:table-row>
        <table:table-row table:style-name="ro1">
          <table:table-cell office:value-type="string" calcext:value-type="string">
            <text:p>Entanglement Hyper Maze DX</text:p>
          </table:table-cell>
          <table:table-cell office:value-type="string" calcext:value-type="string">
            <text:p>Finnish Game Jam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Galaxy Hik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pping Model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ime Snak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anstrumen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antum Genesi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antuMon: Gotta Observe ‘Em All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e Rhythm of the Spher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antum Po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teroids Redemp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uelit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idiQlous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03">00/00/0000</text:date>, <text:time style:data-style-name="N2" text:time-value="16:20:17.51255064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6T09:44:35.850548786</meta:creation-date>
    <dc:date>2024-08-03T16:23:41.342440067</dc:date>
    <meta:editing-duration>P11DT27M53S</meta:editing-duration>
    <meta:editing-cycles>2</meta:editing-cycles>
    <meta:generator>LibreOffice/24.2.4.2$Linux_X86_64 LibreOffice_project/420$Build-2</meta:generator>
    <meta:document-statistic meta:table-count="1" meta:cell-count="23" meta:object-count="0"/>
  </office:meta>
</office:document-meta>
</file>